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0e351" officeooo:paragraph-rsid="0010e351" style:font-size-asian="15pt" style:font-size-complex="15pt"/>
    </style:style>
    <style:style style:name="P2" style:family="paragraph" style:parent-style-name="Standard">
      <style:text-properties fo:font-size="15pt" officeooo:rsid="0012d897" officeooo:paragraph-rsid="0012d897" style:font-size-asian="15pt" style:font-size-complex="15pt"/>
    </style:style>
    <style:style style:name="P3" style:family="paragraph" style:parent-style-name="Standard">
      <style:text-properties fo:font-size="15pt" officeooo:rsid="00142f84" officeooo:paragraph-rsid="00142f84" style:font-size-asian="15pt" style:font-size-complex="15pt"/>
    </style:style>
    <style:style style:name="P4" style:family="paragraph" style:parent-style-name="Standard">
      <style:text-properties fo:font-size="15pt" officeooo:rsid="001512fc" officeooo:paragraph-rsid="001512fc" style:font-size-asian="15pt" style:font-size-complex="15pt"/>
    </style:style>
    <style:style style:name="P5" style:family="paragraph" style:parent-style-name="Standard">
      <style:text-properties fo:font-size="15pt" officeooo:rsid="0015b100" officeooo:paragraph-rsid="0015b100" style:font-size-asian="15pt" style:font-size-complex="15pt"/>
    </style:style>
    <style:style style:name="P6" style:family="paragraph" style:parent-style-name="Standard">
      <style:text-properties fo:font-size="15pt" officeooo:rsid="00176252" officeooo:paragraph-rsid="00176252" style:font-size-asian="15pt" style:font-size-complex="15pt"/>
    </style:style>
    <style:style style:name="P7" style:family="paragraph" style:parent-style-name="Standard">
      <style:text-properties fo:font-size="15pt" officeooo:rsid="0019a858" officeooo:paragraph-rsid="0019a858" style:font-size-asian="15pt" style:font-size-complex="15pt"/>
    </style:style>
    <style:style style:name="P8" style:family="paragraph" style:parent-style-name="Standard">
      <style:text-properties fo:font-size="15pt" officeooo:rsid="002c6570" officeooo:paragraph-rsid="002c6570" style:font-size-asian="15pt" style:font-size-complex="15pt"/>
    </style:style>
    <style:style style:name="P9" style:family="paragraph" style:parent-style-name="Standard">
      <style:text-properties fo:color="#cc0000" fo:font-size="15pt" officeooo:rsid="0015b100" officeooo:paragraph-rsid="0015b100" style:font-size-asian="15pt" style:font-size-complex="15pt"/>
    </style:style>
    <style:style style:name="P10" style:family="paragraph" style:parent-style-name="Standard">
      <style:text-properties fo:color="#cc0000" fo:font-size="15pt" officeooo:rsid="001c2d6c" officeooo:paragraph-rsid="001c2d6c" style:font-size-asian="15pt" style:font-size-complex="15pt"/>
    </style:style>
    <style:style style:name="P11" style:family="paragraph" style:parent-style-name="Standard">
      <style:text-properties fo:color="#cc0000" fo:font-size="15pt" officeooo:rsid="001d0272" officeooo:paragraph-rsid="001d0272" style:font-size-asian="15pt" style:font-size-complex="15pt"/>
    </style:style>
    <style:style style:name="P12" style:family="paragraph" style:parent-style-name="Standard">
      <style:text-properties fo:color="#cc0000" fo:font-size="15pt" officeooo:rsid="002df959" officeooo:paragraph-rsid="002df959" style:font-size-asian="15pt" style:font-size-complex="15pt"/>
    </style:style>
    <style:style style:name="P13" style:family="paragraph" style:parent-style-name="Standard">
      <style:text-properties fo:color="#000000" fo:font-size="15pt" officeooo:rsid="0015b100" officeooo:paragraph-rsid="0015b100" style:font-size-asian="15pt" style:font-size-complex="15pt"/>
    </style:style>
    <style:style style:name="P14" style:family="paragraph" style:parent-style-name="Standard">
      <style:text-properties fo:color="#000000" fo:font-size="15pt" officeooo:rsid="001d0272" officeooo:paragraph-rsid="001d0272" style:font-size-asian="15pt" style:font-size-complex="15pt"/>
    </style:style>
    <style:style style:name="P15" style:family="paragraph" style:parent-style-name="Standard">
      <style:text-properties fo:color="#000000" fo:font-size="15pt" officeooo:rsid="00251ed5" officeooo:paragraph-rsid="00251ed5" style:font-size-asian="15pt" style:font-size-complex="15pt"/>
    </style:style>
    <style:style style:name="P16" style:family="paragraph" style:parent-style-name="Standard">
      <style:text-properties fo:color="#000000" fo:font-size="15pt" officeooo:rsid="002644f1" officeooo:paragraph-rsid="002644f1" style:font-size-asian="15pt" style:font-size-complex="15pt"/>
    </style:style>
    <style:style style:name="P17" style:family="paragraph" style:parent-style-name="Standard">
      <style:text-properties fo:color="#000000" fo:font-size="15pt" officeooo:rsid="002933b7" officeooo:paragraph-rsid="002933b7" style:font-size-asian="15pt" style:font-size-complex="15pt"/>
    </style:style>
    <style:style style:name="P18" style:family="paragraph" style:parent-style-name="Standard">
      <style:text-properties fo:color="#000000" fo:font-size="15pt" officeooo:rsid="0029366f" officeooo:paragraph-rsid="0029366f" style:font-size-asian="15pt" style:font-size-complex="15pt"/>
    </style:style>
    <style:style style:name="P19" style:family="paragraph" style:parent-style-name="Standard">
      <style:text-properties fo:color="#000000" fo:font-size="15pt" officeooo:rsid="0029c205" officeooo:paragraph-rsid="0029c205" style:font-size-asian="15pt" style:font-size-complex="15pt"/>
    </style:style>
    <style:style style:name="P20" style:family="paragraph" style:parent-style-name="Standard">
      <style:text-properties fo:color="#000000" fo:font-size="15pt" officeooo:rsid="002a93bf" officeooo:paragraph-rsid="002a93bf" style:font-size-asian="15pt" style:font-size-complex="15pt"/>
    </style:style>
    <style:style style:name="P21" style:family="paragraph" style:parent-style-name="Standard">
      <style:text-properties fo:color="#000000" fo:font-size="15pt" officeooo:rsid="002af100" officeooo:paragraph-rsid="002af100" style:font-size-asian="15pt" style:font-size-complex="15pt"/>
    </style:style>
    <style:style style:name="P22" style:family="paragraph" style:parent-style-name="Standard">
      <style:text-properties fo:color="#000000" fo:font-size="15pt" officeooo:rsid="002df959" officeooo:paragraph-rsid="002df959" style:font-size-asian="15pt" style:font-size-complex="15pt"/>
    </style:style>
    <style:style style:name="P23" style:family="paragraph" style:parent-style-name="Standard">
      <style:text-properties fo:font-size="15pt" officeooo:rsid="0031561d" officeooo:paragraph-rsid="0031561d" style:font-size-asian="15pt" style:font-size-complex="15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9afc"/>
    </style:style>
    <style:style style:name="T2" style:family="text">
      <style:text-properties fo:color="#cc0000"/>
    </style:style>
    <style:style style:name="T3" style:family="text">
      <style:text-properties officeooo:rsid="00160bec"/>
    </style:style>
    <style:style style:name="T4" style:family="text">
      <style:text-properties officeooo:rsid="00176252"/>
    </style:style>
    <style:style style:name="T5" style:family="text">
      <style:text-properties officeooo:rsid="002ebb9a"/>
    </style:style>
    <style:style style:name="T6" style:family="text">
      <style:text-properties officeooo:rsid="002f38b4"/>
    </style:style>
    <style:style style:name="T7" style:family="text">
      <style:text-properties officeooo:rsid="00301ecb"/>
    </style:style>
    <style:style style:name="T8" style:family="text">
      <style:text-properties officeooo:rsid="00302c7f"/>
    </style:style>
    <style:style style:name="T9" style:family="text">
      <style:text-properties officeooo:rsid="0031042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3 回顾　</text:p>
      <text:p text:style-name="P1">模块和包　</text:p>
      <text:p text:style-name="P1">import 语句</text:p>
      <text:p text:style-name="P1">示例　</text:p>
      <text:p text:style-name="P1">import math</text:p>
      <text:p text:style-name="P1">import mypack.games.contra</text:p>
      <text:p text:style-name="P1">math.xxx</text:p>
      <text:p text:style-name="P1">mypack.games.contra.xxx</text:p>
      <text:p text:style-name="P1"/>
      <text:p text:style-name="P2">from import </text:p>
      <text:p text:style-name="P2">示例</text:p>
      <text:p text:style-name="P2">from math import sin <text:s/>导入<text:span text:style-name="T9">math的sin属性</text:span></text:p>
      <text:p text:style-name="P2">sin() <text:s text:c="2"/>#不需要加模块名或路径</text:p>
      <text:p text:style-name="P2"/>
      <text:p text:style-name="P2">from import * <text:s/></text:p>
      <text:p text:style-name="P2"/>
      <text:p text:style-name="P2"/>
      <text:p text:style-name="P3">sys模块</text:p>
      <text:p text:style-name="P3">sys.path <text:s text:c="2"/></text:p>
      <text:p text:style-name="P3"/>
      <text:p text:style-name="P3">自定义模块</text:p>
      <text:p text:style-name="P3">xxx.py</text:p>
      <text:p text:style-name="P3"><text:s/>全局变量<text:span text:style-name="T1">（属性）</text:span></text:p>
      <text:p text:style-name="P3">预制属性<text:span text:style-name="T1">　</text:span></text:p>
      <text:p text:style-name="P3">__<text:span text:style-name="T1">doc__ <text:s/>属性　（当前模块的文档字符串）</text:span></text:p>
      <text:p text:style-name="P3">__<text:span text:style-name="T1">file__ 　属性　　（绑定路径）</text:span></text:p>
      <text:p text:style-name="P3">__<text:span text:style-name="T1">name__ 属性（用来区分主模块和非主模块）</text:span></text:p>
      <text:p text:style-name="P23">if ‘__name__’ == ‘__main__’ </text:p>
      <text:p text:style-name="P23"/>
      <text:p text:style-name="P3"/>
      <text:p text:style-name="P4">包　</text:p>
      <text:p text:style-name="P4">绝对导入</text:p>
      <text:p text:style-name="P4">from mypack import menu</text:p>
      <text:p text:style-name="P4"/>
      <text:p text:style-name="P4">相对导入</text:p>
      <text:p text:style-name="P4">from .menu import show_menu</text:p>
      <text:p text:style-name="P4">from ..xxxx import yyyy</text:p>
      <text:p text:style-name="P4"><text:soft-page-break/></text:p>
      <text:p text:style-name="P5">day 14 </text:p>
      <text:p text:style-name="P5">异常　　exception </text:p>
      <text:p text:style-name="P5"><text:s text:c="2"/>什么是<text:span text:style-name="T2">错误</text:span>　</text:p>
      <text:p text:style-name="P5">错误是指由于逻辑或语法等导致一个程序无法正常执行的<text:span text:style-name="T2">问题</text:span></text:p>
      <text:p text:style-name="P5"/>
      <text:p text:style-name="P5">什么是异常　</text:p>
      <text:p text:style-name="P5">　异常　</text:p>
      <text:p text:style-name="P5">　　　异常是指程序出错时标识的一种状态　</text:p>
      <text:p text:style-name="P5">　　　当异常发生时，<text:span text:style-name="T2">程序不会再向下执行</text:span>，而转去调用此函数的地方待处理此错误恢复为正常状态</text:p>
      <text:p text:style-name="P5">　作用：</text:p>
      <text:p text:style-name="P5">　　　用做信号，通知上层调用者有错误产生需要处理　</text:p>
      <text:p text:style-name="P9">错误<text:span text:style-name="T3">是问题　</text:span></text:p>
      <text:p text:style-name="P9">异常是状态</text:p>
      <text:p text:style-name="P13"/>
      <text:p text:style-name="P5"/>
      <text:p text:style-name="P6">try 语句的两种用法</text:p>
      <text:p text:style-name="P6">try-except 语句</text:p>
      <text:p text:style-name="P6">try-finally 语句　</text:p>
      <text:p text:style-name="P8">0</text:p>
      <text:p text:style-name="P6">try-except语法</text:p>
      <text:p text:style-name="P6">try:</text:p>
      <text:p text:style-name="P6"><text:s text:c="6"/>可能触发异常的语法</text:p>
      <text:p text:style-name="P6">except <text:s/>错误类型１　as <text:s/><office:annotation office:name="__Annotation__643_678017383"><dc:creator>未知作者</dc:creator><dc:date>2018-08-20T11:27:13</dc:date><text:p text:style-name="P24"><text:span text:style-name="T10">可以携带错误信息</text:span></text:p></office:annotation>变量１：<office:annotation-end office:name="__Annotation__643_678017383"/></text:p>
      <text:p text:style-name="P6">　　　异常处理语句１<office:annotation><dc:creator>未知作者</dc:creator><dc:date>2018-08-20T09:52:30</dc:date><text:p text:style-name="P24"><text:span text:style-name="T10">最少要用一个</text:span><text:span text:style-name="T10">except</text:span><text:span text:style-name="T10">，下面的可以省略　只要类型匹配　由异常状态转为正常状态</text:span></text:p></office:annotation></text:p>
      <text:p text:style-name="P6">except <text:s/>错误类型２　as <text:s/>变量２:</text:p>
      <text:p text:style-name="P6"><text:s text:c="12"/>异常处理语句２　</text:p>
      <text:p text:style-name="P6">except (错误类型３，错误类型４）：</text:p>
      <text:p text:style-name="P6">　　　异常处理语句３　</text:p>
      <text:p text:style-name="P6"/>
      <text:p text:style-name="P6">except:</text:p>
      <text:p text:style-name="P6"><text:s text:c="12"/>异常处理语句other<office:annotation><dc:creator>未知作者</dc:creator><dc:date>2018-08-20T11:14:09</dc:date><text:p text:style-name="P24"><text:span text:style-name="T10">except: </text:span><text:span text:style-name="T10">处理的是上面</text:span></text:p><text:p text:style-name="P24"><text:span text:style-name="T10">except: </text:span><text:span text:style-name="T10">错误类型　漏掉的所有类型</text:span></text:p></office:annotation></text:p>
      <text:p text:style-name="P6">else:</text:p>
      <text:p text:style-name="P6"><text:s text:c="11"/>末发生异常语句<office:annotation><dc:creator>未知作者</dc:creator><dc:date>2018-08-20T11:31:19</dc:date><text:p text:style-name="P24"><text:span text:style-name="T10">可能触发异常的语法没有异常才会走． 只有在</text:span><text:span text:style-name="T10">try</text:span><text:span text:style-name="T10">没有错误时候才会执行，程序走正常流程</text:span></text:p></office:annotation></text:p>
      <text:p text:style-name="P6"><text:soft-page-break/>finally:</text:p>
      <text:p text:style-name="P6">　　　最终语句　<office:annotation><dc:creator>未知作者</dc:creator><dc:date>2018-08-20T11:36:57</dc:date><text:p text:style-name="P24"><text:span text:style-name="T10">子句无论正常流程还是异常流程都会被执行</text:span></text:p></office:annotation></text:p>
      <text:p text:style-name="P6">作用　</text:p>
      <text:p text:style-name="P6">　尝试捕获异常（接受异常通知），将程序转为正常状态并继续执行</text:p>
      <text:p text:style-name="P3"/>
      <text:p text:style-name="P3">语法说明　</text:p>
      <text:p text:style-name="P7">as 子句是用于绑定错误对象的变量，可以省略</text:p>
      <text:p text:style-name="P7">except　子句可以有一个或多个,但至少要有一个</text:p>
      <text:p text:style-name="P7">else 子句最多只能有一个　也可以省略不写</text:p>
      <text:p text:style-name="P7">finally　子句最多只能有一个，也可以省略不写　</text:p>
      <text:p text:style-name="P7"/>
      <text:p text:style-name="P7">示例　</text:p>
      <text:p text:style-name="P3"/>
      <text:p text:style-name="P3"/>
      <text:p text:style-name="P10">excepti ( <text:span text:style-name="T4">错误类型３，错误类型４</text:span>) :</text:p>
      <text:p text:style-name="P10">都是可以的</text:p>
      <text:p text:style-name="P10"/>
      <text:p text:style-name="P11"/>
      <text:p text:style-name="P14"/>
      <text:p text:style-name="P15">try-finally 语句</text:p>
      <text:p text:style-name="P16">语法　</text:p>
      <text:p text:style-name="P16">try:</text:p>
      <text:p text:style-name="P16"><text:s text:c="6"/>可能触发的异常语句　</text:p>
      <text:p text:style-name="P16">finally:</text:p>
      <text:p text:style-name="P16"><text:s text:c="5"/>最终语句　</text:p>
      <text:p text:style-name="P16"/>
      <text:p text:style-name="P16">说明　</text:p>
      <text:p text:style-name="P16">finally 子句不可以省略　</text:p>
      <text:p text:style-name="P16">一定不存在except子句　</text:p>
      <text:p text:style-name="P16"/>
      <text:p text:style-name="P16">作用　</text:p>
      <text:p text:style-name="P16">通常用try-finally 语句来做触发异常时必须要处理的事情　，无论异常是否发生，finally子句都会被执行　</text:p>
      <text:p text:style-name="P16">try-finally 语句不会改变程序的（正常／异常状态）　</text:p>
      <text:p text:style-name="P16"/>
      <text:p text:style-name="P16"><text:soft-page-break/></text:p>
      <text:p text:style-name="P17">try语句嵌套　</text:p>
      <text:p text:style-name="P17"><text:s text:c="2"/>try 嵌套是指一个try语句嵌套另一个try语句内使用</text:p>
      <text:p text:style-name="P18">x=100</text:p>
      <text:p text:style-name="P18">y=200</text:p>
      <text:p text:style-name="P18">try:</text:p>
      <text:p text:style-name="P18"><text:s text:c="4"/>newx=x</text:p>
      <text:p text:style-name="P18"><text:s text:c="4"/>newy=y</text:p>
      <text:p text:style-name="P18"><text:s text:c="4"/>try:</text:p>
      <text:p text:style-name="P18"><text:s text:c="8"/>x=int(input('输入一个数字'))</text:p>
      <text:p text:style-name="P18"><text:s text:c="8"/>y=int(input('输入一个数字'))</text:p>
      <text:p text:style-name="P18"><text:s text:c="4"/>except:</text:p>
      <text:p text:style-name="P18"><text:s text:c="8"/>x=newx</text:p>
      <text:p text:style-name="P18"><text:s text:c="8"/>y=newy <text:s text:c="4"/>#只要有一个错的　要转一起转</text:p>
      <text:p text:style-name="P18">except:</text:p>
      <text:p text:style-name="P18"><text:s text:c="4"/>pass</text:p>
      <text:p text:style-name="P18">print(x,y)</text:p>
      <text:p text:style-name="P18"/>
      <text:p text:style-name="P18"/>
      <text:p text:style-name="P18"/>
      <text:p text:style-name="P18"/>
      <text:p text:style-name="P19">try:</text:p>
      <text:p text:style-name="P19"><text:s text:c="4"/>try:</text:p>
      <text:p text:style-name="P19"><text:s text:c="8"/>n=int(input('整数'))</text:p>
      <text:p text:style-name="P19"><text:s text:c="4"/>except ValueError:</text:p>
      <text:p text:style-name="P19"><text:s text:c="8"/>print('在内层try语句内出现值错误，已转为正常状态')</text:p>
      <text:p text:style-name="P19"><text:s text:c="4"/>else:</text:p>
      <text:p text:style-name="P19"><text:s text:c="8"/>print('内层try语句没有出现异常')</text:p>
      <text:p text:style-name="P19">except:</text:p>
      <text:p text:style-name="P19"><text:s text:c="4"/>print('外层try语句内出现值错误，已转为正常状态')</text:p>
      <text:p text:style-name="P19">else:</text:p>
      <text:p text:style-name="P19"><text:s text:c="4"/>print('外层try语句没有出现异常')</text:p>
      <text:p text:style-name="P19"/>
      <text:p text:style-name="P20">整数asdsa</text:p>
      <text:p text:style-name="P20">在内层try语句内出现值错误，已转为正常状态</text:p>
      <text:p text:style-name="P20"><text:soft-page-break/>外层try语句没有出现异常</text:p>
      <text:p text:style-name="P20"/>
      <text:p text:style-name="P21">raise 语句</text:p>
      <text:p text:style-name="P21">作用：</text:p>
      <text:p text:style-name="P21">　　　触发一个错误，让程序进入异常状态</text:p>
      <text:p text:style-name="P21">　　　发送错误通知给调用者</text:p>
      <text:p text:style-name="P21">语法：</text:p>
      <text:p text:style-name="P21">　　raise 异常类型</text:p>
      <text:p text:style-name="P21">　　或　</text:p>
      <text:p text:style-name="P21">　　raise 异常对象　</text:p>
      <text:p text:style-name="P21">　　或</text:p>
      <text:p text:style-name="P21">　　raise　＃　重新触发上一次异常　</text:p>
      <text:p text:style-name="P21">示例：</text:p>
      <text:p text:style-name="P21"/>
      <text:p text:style-name="P19"/>
      <text:p text:style-name="P22">assert　语句（断言语句）　</text:p>
      <text:p text:style-name="P22">　语法：</text:p>
      <text:p text:style-name="P22">　　　　assert 真值表达式，错误数据（通常是字符串）</text:p>
      <text:p text:style-name="P22">　作用：</text:p>
      <text:p text:style-name="P22">　　　　当真值表达式为False时，用错误数据创建一个AssertionError类型的错误raise出去，并进入异常状态</text:p>
      <text:p text:style-name="P22"/>
      <text:p text:style-name="P22">等同于：</text:p>
      <text:p text:style-name="P22">if 真值表达式 == False:</text:p>
      <text:p text:style-name="P22"><text:s text:c="4"/>raise AssertionError(错误数据）</text:p>
      <text:p text:style-name="P22"/>
      <text:p text:style-name="P22">示例</text:p>
      <text:p text:style-name="P22"/>
      <text:p text:style-name="P22"/>
      <text:p text:style-name="P12">为什么<text:span text:style-name="T5">要用到异常处理机制？？？</text:span></text:p>
      <text:p text:style-name="P12">在程序调用层数较<text:span text:style-name="T8">深时，向主调函数传递错误信息需要层层return</text:span></text:p>
      <text:p text:style-name="P12">返回比较麻烦<text:span text:style-name="T6">，所以用异常处理机制</text:span></text:p>
      <text:p text:style-name="P12">示例</text:p>
      <text:p text:style-name="P12">可以<text:span text:style-name="T7">从最里面直接返回　</text:span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9:14:26.154022539</meta:creation-date>
    <dc:date>2018-08-25T23:45:00.416135256</dc:date>
    <meta:editing-duration>PT3H15M33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6" meta:paragraph-count="137" meta:word-count="1013" meta:character-count="1979" meta:non-whitespace-character-count="1647"/>
  </office:meta>
</office:document-meta>
</file>